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861" officeooo:paragraph-rsid="00011861"/>
    </style:style>
    <style:style style:name="P2" style:family="paragraph" style:parent-style-name="Standard" style:master-page-name="">
      <style:paragraph-properties style:page-number="auto" fo:break-before="column"/>
      <style:text-properties officeooo:rsid="00011861" officeooo:paragraph-rsid="00011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 column break (in a non-column situation) should be ignored on export to MS formats – since Word treats them as a page-break.</text:p>
      <text:p text:style-name="P1"/>
      <text:p text:style-name="P2">Column break set &lt;her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5:04:06.524056969</meta:creation-date>
    <dc:date>2020-05-25T15:05:54.376493985</dc:date>
    <meta:editing-duration>PT1M49S</meta:editing-duration>
    <meta:editing-cycles>1</meta:editing-cycles>
    <meta:generator>LibreOfficeDev/4.3.0.0.alpha0$Linux_X86_64 LibreOffice_project/c7051732c0751a361cdfca1707111a53bef6aab4</meta:generator>
    <meta:document-statistic meta:table-count="0" meta:image-count="0" meta:object-count="0" meta:page-count="1" meta:paragraph-count="2" meta:word-count="26" meta:character-count="149" meta:non-whitespace-character-count="124"/>
  </office:meta>
</office:document-meta>
</file>